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ucky Synth</text:p>
      <text:p text:style-name="Standard"><text:a xlink:type="simple" xlink:href="https://www.freesound.org/people/OfficialDVIZION/sounds/267675/" text:style-name="Internet_20_link" text:visited-style-name="Visited_20_Internet_20_Link">https://www.freesound.org/people/OfficialDVIZION/sounds/267675/</text:a></text:p>
      <text:p text:style-name="Standard">OfficialDVIZION</text:p>
      <text:p text:style-name="Standard"/>
      <text:p text:style-name="Standard">Wobble</text:p>
      <text:p text:style-name="Standard"><text:a xlink:type="simple" xlink:href="https://www.freesound.org/people/GlaZe_/sounds/268078/" text:style-name="Internet_20_link" text:visited-style-name="Visited_20_Internet_20_Link">https://www.freesound.org/people/GlaZe_/sounds/268078/</text:a></text:p>
      <text:p text:style-name="Standard">GlaZe_</text:p>
      <text:p text:style-name="Standard"/>
      <text:p text:style-name="Standard">Hard Rock Groove</text:p>
      <text:p text:style-name="Standard">https://www.freesound.org/people/zagi2/sounds/267647/</text:p>
      <text:p text:style-name="Standard">zagi2</text:p>
      <text:p text:style-name="Standard">112bp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8T13:05:30.40</meta:creation-date>
    <meta:document-statistic meta:table-count="0" meta:image-count="0" meta:object-count="0" meta:page-count="1" meta:paragraph-count="10" meta:word-count="13" meta:character-count="236"/>
    <dc:date>2015-03-28T23:34:54.47</dc:date>
    <meta:editing-duration>PT10H14M13S</meta:editing-duration>
    <meta:editing-cycles>1</meta:editing-cycles>
    <meta:generator>OpenOffice/4.1.1$Win32 OpenOffice.org_project/411m6$Build-9775</meta:generator>
  </office:meta>
</office:document-meta>
</file>